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text-properties fo:font-size="9pt" style:font-size-asian="7.84999990463257pt" style:font-size-complex="9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fo:break-before="page"/>
      <style:text-properties fo:font-size="8pt" style:font-size-asian="8pt" style:font-size-complex="8pt"/>
    </style:style>
    <style:style style:name="P18" style:family="paragraph" style:parent-style-name="Contents_20_Heading">
      <style:paragraph-properties fo:break-before="page"/>
    </style:style>
    <style:style style:name="P19" style:family="paragraph" style:parent-style-name="User_20_Index_20_Heading">
      <style:paragraph-properties fo:break-before="page"/>
    </style:style>
    <style:style style:name="P20" style:family="paragraph" style:parent-style-name="Heading_20_3">
      <style:text-properties style:font-name="Bitstream Vera Sans1"/>
    </style:style>
    <style:style style:name="P21" style:family="paragraph" style:parent-style-name="Heading_20_1">
      <style:text-properties style:font-name="Bitstream Vera Sans1"/>
    </style:style>
    <style:style style:name="P22" style:family="paragraph" style:parent-style-name="Heading_20_2">
      <style:text-properties style:font-name="Bitstream Vera Sans1"/>
    </style:style>
    <style:style style:name="P23" style:family="paragraph" style:parent-style-name="Req-Name">
      <style:text-properties style:font-name="Bitstream Vera Sans1"/>
    </style:style>
    <style:style style:name="P24" style:family="paragraph" style:parent-style-name="Bibliography_20_1">
      <style:paragraph-properties>
        <style:tab-stops/>
      </style:paragraph-properties>
    </style:style>
    <style:style style:name="P25" style:family="paragraph" style:parent-style-name="Req-Text">
      <style:text-properties style:font-name="Bitstream Vera Sans1" style:font-name-asian="Bitstream Vera Sans1" style:font-name-complex="Bitstream Vera Sans1"/>
    </style:style>
    <style:style style:name="P26" style:family="paragraph" style:parent-style-name="Text_20_body">
      <style:paragraph-properties fo:margin-left="12.51mm" fo:margin-right="0mm" fo:text-indent="0mm" style:auto-text-indent="false"/>
    </style:style>
    <style:style style:name="P27" style:family="paragraph" style:parent-style-name="Text_20_body">
      <style:paragraph-properties fo:margin-left="12.51mm" fo:margin-right="0mm" fo:text-indent="0mm" style:auto-text-indent="false"/>
      <style:text-properties style:font-name="Courier"/>
    </style:style>
    <style:style style:name="P28" style:family="paragraph" style:parent-style-name="Text_20_body">
      <style:paragraph-properties fo:margin-left="12.51mm" fo:margin-right="0mm" fo:text-indent="0mm" style:auto-text-indent="false"/>
      <style:text-properties style:font-name="Courier New"/>
    </style:style>
    <style:style style:name="P29" style:family="paragraph" style:parent-style-name="Contents_20_2">
      <style:paragraph-properties>
        <style:tab-stops>
          <style:tab-stop style:position="164.99mm" style:type="right" style:leader-style="dotted" style:leader-text="."/>
        </style:tab-stops>
      </style:paragraph-properties>
    </style:style>
    <style:style style:name="P30" style:family="paragraph" style:parent-style-name="Contents_20_1">
      <style:paragraph-properties>
        <style:tab-stops>
          <style:tab-stop style:position="169.99mm" style:type="right" style:leader-style="dotted" style:leader-text="."/>
        </style:tab-stops>
      </style:paragraph-properties>
    </style:style>
    <style:style style:name="P31" style:family="paragraph" style:parent-style-name="Contents_20_3">
      <style:paragraph-properties>
        <style:tab-stops>
          <style:tab-stop style:position="160mm" style:type="right" style:leader-style="dotted" style:leader-text="."/>
        </style:tab-stops>
      </style:paragraph-properties>
    </style:style>
    <style:style style:name="P32" style:family="paragraph" style:parent-style-name="User_20_Index_20_1">
      <style:paragraph-properties>
        <style:tab-stops>
          <style:tab-stop style:position="169.99mm" style:type="right" style:leader-style="dotted" style:leader-text="."/>
        </style:tab-stops>
      </style:paragraph-properties>
    </style:style>
    <style:style style:name="P33" style:family="paragraph" style:parent-style-name="Contents_20_4">
      <style:paragraph-properties>
        <style:tab-stops>
          <style:tab-stop style:position="155.01mm" style:type="right" style:leader-style="dotted" style:leader-text="."/>
        </style:tab-stops>
      </style:paragraph-properties>
    </style:style>
    <style:style style:name="P34" style:family="paragraph" style:parent-style-name="Contents_20_5">
      <style:paragraph-properties>
        <style:tab-stops>
          <style:tab-stop style:position="150.02mm" style:type="right" style:leader-style="dotted" style:leader-text="."/>
        </style:tab-stops>
      </style:paragraph-properties>
    </style:style>
    <style:style style:name="P35" style:family="paragraph" style:parent-style-name="Standard" style:master-page-name="First_20_Page">
      <style:paragraph-properties style:page-number="auto"/>
    </style:style>
    <style:style style:name="P36" style:family="paragraph" style:parent-style-name="Standard" style:list-style-name="L2"/>
    <style:style style:name="P37" style:family="paragraph" style:parent-style-name="Text_20_body" style:list-style-name="L1">
      <style:paragraph-properties fo:text-align="justify" style:justify-single-word="false"/>
      <style:text-properties fo:font-size="8pt" style:font-size-asian="8pt" style:font-size-complex="8pt"/>
    </style:style>
    <style:style style:name="P38" style:family="paragraph" style:parent-style-name="Text_20_body" style:list-style-name="L2">
      <style:text-properties style:font-name="Bitstream Vera Sans1"/>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Courier"/>
    </style:style>
    <style:style style:name="T8" style:family="text">
      <style:text-properties style:font-name="Courier" style:font-name-asian="Bitstream Vera Sans1" style:font-name-complex="Bitstream Vera Sans1"/>
    </style:style>
    <style:style style:name="T9" style:family="text">
      <style:text-properties style:font-name="Bitstream Vera Sans"/>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font-name="Courier New"/>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7</text:p>
      <text:p text:style-name="P4"/>
      <text:p text:style-name="P4">Status: Alpha and unfinished</text:p>
      <text:p text:style-name="P4"/>
      <text:p text:style-name="P4"><text:date style:data-style-name="N76" text:date-value="2008-04-03T19:59:03.99">3 April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47">Redistributions must retain the above copyright notice, this list of conditions and the following disclaimer. </text:p>
        </text:list-item>
        <text:list-item>
          <text:p text:style-name="P37">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9">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30">1 Note About Status<text:tab/>5</text:p>
          <text:p text:style-name="P30">2 Features<text:tab/>5</text:p>
          <text:p text:style-name="P30">3 Name<text:tab/>5</text:p>
          <text:p text:style-name="P30">4 Alternatives<text:tab/>5</text:p>
          <text:p text:style-name="P30">5 Introduction<text:tab/>6</text:p>
          <text:p text:style-name="P30">6 Definitions<text:tab/>6</text:p>
          <text:p text:style-name="P29">6.1 Wording<text:tab/>6</text:p>
          <text:p text:style-name="P29">6.2 Boot type<text:tab/>6</text:p>
          <text:p text:style-name="P29">6.3 Boot variant<text:tab/>6</text:p>
          <text:p text:style-name="P30">7 Requirements<text:tab/>7</text:p>
          <text:p text:style-name="P29">7.1 General<text:tab/>7</text:p>
          <text:p text:style-name="P29">7.2 initramfs<text:tab/>7</text:p>
          <text:p text:style-name="P29">7.3 init <text:tab/>7</text:p>
          <text:p text:style-name="P31">7.3.1 Phases and Stages<text:tab/>8</text:p>
          <text:p text:style-name="P33">7.3.1.1 Stages<text:tab/>9</text:p>
          <text:p text:style-name="P33">7.3.1.2 Phases<text:tab/>10</text:p>
          <text:p text:style-name="P31">7.3.2 Modules<text:tab/>12</text:p>
          <text:p text:style-name="P31">7.3.3 Dependencies<text:tab/>12</text:p>
          <text:p text:style-name="P31">7.3.4 Command Line Parameters<text:tab/>12</text:p>
          <text:p text:style-name="P31">7.3.5 Boot types <text:tab/>13</text:p>
          <text:p text:style-name="P33">7.3.5.1 Generic<text:tab/>13</text:p>
          <text:p text:style-name="P33">7.3.5.2 Local<text:tab/>13</text:p>
          <text:p text:style-name="P33">7.3.5.3 NFS<text:tab/>13</text:p>
          <text:p text:style-name="P33">7.3.5.4 iSCSI<text:tab/>13</text:p>
          <text:p text:style-name="P33">7.3.5.5 Fibre Channel<text:tab/>13</text:p>
          <text:p text:style-name="P31">7.3.6 Boot variants<text:tab/>13</text:p>
          <text:p text:style-name="P33">7.3.6.1 udev <text:tab/>13</text:p>
          <text:p text:style-name="P33">7.3.6.2 multipath<text:tab/>13</text:p>
          <text:p text:style-name="P33">7.3.6.3 LVM<text:tab/>13</text:p>
          <text:p text:style-name="P33">7.3.6.4 network <text:tab/>13</text:p>
          <text:p text:style-name="P34">7.3.6.4.1DHCP<text:tab/>13</text:p>
          <text:p text:style-name="P34">7.3.6.4.2static<text:tab/>13</text:p>
          <text:p text:style-name="P33">7.3.6.5 tftp <text:tab/>13</text:p>
          <text:p text:style-name="P30">8 Design decisions<text:tab/>15</text:p>
          <text:p text:style-name="P29">8.1 Python<text:tab/>15</text:p>
          <text:p text:style-name="P30">9 Implementation Details<text:tab/>15</text:p>
          <text:p text:style-name="P29">9.1 Uses Everything<text:tab/>15</text:p>
          <text:p text:style-name="P30">10 Open Points<text:tab/>15</text:p>
          <text:p text:style-name="P30">11 Bibliography<text:tab/>15</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19">Requirements</text:p>
          </text:index-title>
          <text:p text:style-name="P32">Requirement #1: Create bootable initramfs<text:tab/>7</text:p>
          <text:p text:style-name="P32">Requirement #2: General<text:tab/>7</text:p>
          <text:p text:style-name="P32">Requirement #3: init as a shell script<text:tab/>7</text:p>
          <text:p text:style-name="P32">Requirement #4: Efficient<text:tab/>7</text:p>
          <text:p text:style-name="P32">Requirement #5: Phases<text:tab/>8</text:p>
          <text:p text:style-name="P32">Requirement #6: Stages<text:tab/>8</text:p>
          <text:p text:style-name="P32">Requirement #7: Stages are optional<text:tab/>9</text:p>
          <text:p text:style-name="P32">Requirement #8: Stage prepare<text:tab/>9</text:p>
          <text:p text:style-name="P32">Requirement #9: Stage pre_output<text:tab/>9</text:p>
          <text:p text:style-name="P32">Requirement #10: Stage pre_output only for Generic Module<text:tab/>9</text:p>
          <text:p text:style-name="P32">Requirement #11: Stage output<text:tab/>9</text:p>
          <text:p text:style-name="P32">Requirement #12: Stage post_output<text:tab/>9</text:p>
          <text:p text:style-name="P32">Requirement #13: Stage post_output only for Generic Module<text:tab/>9</text:p>
          <text:p text:style-name="P32">Requirement #14: Stage cleanup<text:tab/>9</text:p>
          <text:p text:style-name="P32">Requirement #15: Phase Intro<text:tab/>10</text:p>
          <text:p text:style-name="P32">Requirement #16: Phase FunctionDefinition<text:tab/>10</text:p>
          <text:p text:style-name="P32">Requirement #17: Phase CommandLineParsing<text:tab/>10</text:p>
          <text:p text:style-name="P32">Requirement #18: Phase CommandLineVerbose<text:tab/>10</text:p>
          <text:p text:style-name="P32">Requirement #19: Phase InitialSystemSetup<text:tab/>10</text:p>
          <text:p text:style-name="P32">Requirement #20: Phase CommandLineEvaluation<text:tab/>10</text:p>
          <text:p text:style-name="P32">Requirement #21: Phase HandleInitialModuleSetup<text:tab/>11</text:p>
          <text:p text:style-name="P32">Requirement #22: Phase SetupLowLevelTransport<text:tab/>11</text:p>
          <text:p text:style-name="P32">Requirement #23: Phase SetupHighLevelTransport<text:tab/>11</text:p>
          <text:p text:style-name="P32">Requirement #24: Phase SetupDiskDevices<text:tab/>11</text:p>
          <text:p text:style-name="P32">Requirement #25: Phase MountRoot<text:tab/>11</text:p>
          <text:p text:style-name="P32">Requirement #26: Phase PrepareRootDir<text:tab/>11</text:p>
          <text:p text:style-name="P32">Requirement #27: Phase CheckForInit<text:tab/>12</text:p>
          <text:p text:style-name="P32">Requirement #28: Phase RunInit<text:tab/>12</text:p>
          <text:p text:style-name="P32">Requirement #29: tftp: Dependency to Network Boot Variant<text:tab/>13</text:p>
          <text:p text:style-name="P32">Requirement #30: tftp: Command Line Parameters<text:tab/>14</text:p>
          <text:p text:style-name="P32">Requirement #31: tftp: File Name<text:tab/>14</text:p>
          <text:p text:style-name="P32">Requirement #32: tftp: File Format<text:tab/>14</text:p>
          <text:p text:style-name="P32">Requirement #33: tftp: File Extraction<text:tab/>14</text:p>
          <text:p text:style-name="P32">Requirement #34: tftp: Execution of Shell Script<text:tab/>14</text:p>
        </text:index-body>
      </text:user-index>
      <text:p text:style-name="P10"/>
      <text:p text:style-name="P17"/>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38">it's extensible: to add functionality, only a small python module is needed.</text:p>
        </text:list-item>
        <text:list-item>
          <text:p text:style-name="P36"><text:span text:style-name="T3">boot with init script generated by </text:span><text:span text:style-name="T1">init4boot</text:span><text:span text:style-name="T3"> is faster, because</text:span></text:p>
          <text:list>
            <text:list-item>
              <text:p text:style-name="P38">everything that can be handled is handled at script creation time – and not during boot time.</text:p>
            </text:list-item>
            <text:list-item>
              <text:p text:style-name="P36"><text:span text:style-name="T3">it drops compatibility to existing kernel parameters, e.g. an </text:span><text:span text:style-name="T7">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8">it's portable and the resulting initramfs can be used for mostly all systems.</text:p>
        </text:list-item>
        <text:list-item>
          <text:p text:style-name="P38">there is no data collected and used from the build-host system.</text:p>
        </text:list-item>
        <text:list-item>
          <text:p text:style-name="P38">all configuration is done with command line parameters and the dhcp rootpath parameter.</text:p>
        </text:list-item>
        <text:list-item>
          <text:p text:style-name="P38">iSCSI boot is supported.</text:p>
        </text:list-item>
        <text:list-item>
          <text:p text:style-name="P38">multipath is supported – also during boot time.</text:p>
        </text:list-item>
        <text:list-item>
          <text:p text:style-name="P38">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21" text:outline-level="1">Alternatives</text:h>
      <text:p text:style-name="P12">There are a couple of other tools and packages, that do similar things:</text:p>
      <text:list text:style-name="L3">
        <text:list-item>
          <text:p text:style-name="P39"><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9"><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9"><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9">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7">busybox</text:span><text:span text:style-name="T3"> or </text:span><text:span text:style-name="T7">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1">boot type</text:span> specifies the main way to get the root device. <text:s/>This is typically one of:</text:p>
      <text:list text:style-name="L4">
        <text:list-item>
          <text:p text:style-name="P40"><text:span text:style-name="T11">local</text:span> for local disks</text:p>
        </text:list-item>
        <text:list-item>
          <text:p text:style-name="P40"><text:span text:style-name="T11">iscsi</text:span> for root devices using the iSCSI protocol</text:p>
        </text:list-item>
        <text:list-item>
          <text:p text:style-name="P40"><text:span text:style-name="T11">nfs</text:span> for NFS mounted root devices</text:p>
        </text:list-item>
      </text:list>
      <text:p text:style-name="Text_20_body">Note that this list might be extended.</text:p>
      <text:p text:style-name="Text_20_body">Status Note: not only boot types might be supported during alpha phase of the project.</text:p>
      <text:h text:style-name="Heading_20_2" text:outline-level="2">Boot variant</text:h>
      <text:p text:style-name="Text_20_body">The <text:span text:style-name="T11">boot variant</text:span> defines some minor aspect of the boot. <text:s/>Currently available boot variants are:</text:p>
      <text:list text:style-name="L5">
        <text:list-item>
          <text:p text:style-name="P41"><text:soft-page-break/>network</text:p>
        </text:list-item>
        <text:list-item>
          <text:p text:style-name="P41">udev</text:p>
        </text:list-item>
        <text:list-item>
          <text:p text:style-name="P41">multipath</text:p>
        </text:list-item>
      </text:list>
      <text:p text:style-name="Text_20_body">A boot variant itself is an aspect of the boot type.</text:p>
      <text:p text:style-name="Text_20_body">Example: iSCSI boot type can be done with or without <text:span text:style-name="T11">multipath</text:span> boot variant.</text:p>
      <text:p text:style-name="Text_20_body">Note that some boot variants might depend on others.</text:p>
      <text:p text:style-name="Text_20_body">Example: iSCSI boot type (automatically) depends on boot variant <text:span text:style-name="T11">network</text:span>.</text:p>
      <text:p text:style-name="P12"/>
      <text:h text:style-name="P21" text:outline-level="1">Requirements</text:h>
      <text:h text:style-name="P22"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22" text:outline-level="2">initramfs</text:h>
      <text:p text:style-name="P12">This chapter summarises the requirements for the initramfs that is created with the command line tool.<text:reference-mark text:name="Req-General"/></text:p>
      <text:list text:style-name="Req-Numbering" text:continue-numbering="true">
        <text:list-item>
          <text:p text:style-name="P23">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22" text:outline-level="2">init </text:h>
      <text:list text:style-name="Req-Numbering" text:continue-numbering="true">
        <text:list-item>
          <text:p text:style-name="P23">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23">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text:soft-page-break/>everything that can be done during initramfs / init script creation must be done then, e.g. handling dependencies of the different modules.</text:p>
      <text:h text:style-name="P20"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0">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0">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text:soft-page-break/>Stages</text:h>
      <text:list text:style-name="Req-Numbering" text:continue-numbering="true">
        <text:list-item>
          <text:p text:style-name="Req-Name">Stages are optional</text:p>
          <text:p text:style-name="Req-Text">All stages of a phase <text:span text:style-name="T10">must</text:span> be optional.</text:p>
        </text:list-item>
      </text:list>
      <text:p text:style-name="Text_20_body">Note: There is no need, that every phase and every module must implement all stages.</text:p>
      <text:list text:style-name="Req-Numbering" text:continue-numbering="true">
        <text:list-item>
          <text:p text:style-name="Req-Name">Stage prepare</text:p>
          <text:p text:style-name="Req-Text">During the prepare stage everything, that is special for this phase <text:span text:style-name="T10">must</text:span> be set up and / or initialized.</text:p>
        </text:list-item>
      </text:list>
      <text:p text:style-name="Text_20_body">Note: Typical things done during these stages are setting up and initializing variables.</text:p>
      <text:list text:style-name="Req-Numbering" text:continue-numbering="true">
        <text:list-item>
          <text:p text:style-name="Req-Name">Stage pre_output</text:p>
          <text:p text:style-name="Req-Text">During the pre_output stage, the loop start constructs <text:span text:style-name="T10">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0">should not</text:span> use the pre_output stage.</text:p>
        </text:list-item>
      </text:list>
      <text:p text:style-name="Text_20_body">Note: Because here normally things like <text:span text:style-name="T7">for x in `cat /proc/cmdline`; do</text:span> are written out, and there should normally not the need, that other modules do such generic things.</text:p>
      <text:list text:style-name="Req-Numbering" text:continue-numbering="true">
        <text:list-item>
          <text:p text:style-name="Req-Name">Stage output</text:p>
          <text:p text:style-name="Req-Text">During the output stage, all the real work statements <text:span text:style-name="T10">must</text:span> be written to the init script.</text:p>
        </text:list-item>
      </text:list>
      <text:p text:style-name="Text_20_body">Note: This is the real working phase.</text:p>
      <text:list text:style-name="Req-Numbering" text:continue-numbering="true">
        <text:list-item>
          <text:p text:style-name="Req-Name">Stage post_output</text:p>
          <text:p text:style-name="Req-Text">During the post_output stage, the loop end statement <text:span text:style-name="T10">must</text:span> be written.</text:p>
        </text:list-item>
      </text:list>
      <text:p text:style-name="Text_20_body">Note: Typically something like <text:span text:style-name="T7">done</text:span> is written here.</text:p>
      <text:list text:style-name="Req-Numbering" text:continue-numbering="true">
        <text:list-item>
          <text:p text:style-name="Req-Name">Stage post_output only for Generic Module</text:p>
          <text:p text:style-name="Req-Text">Modules apart from the Generic module <text:span text:style-name="T10">should not</text:span> use the post_output stage.</text:p>
        </text:list-item>
      </text:list>
      <text:p text:style-name="Text_20_body">Note: Because this closes what was opened during the pre_output stage, there will be some problems, if many different modules use some loop constructs.</text:p>
      <text:list text:style-name="Req-Numbering" text:continue-numbering="true">
        <text:list-item>
          <text:p text:style-name="Req-Name">Stage cleanup</text:p>
          <text:p text:style-name="Req-Text">During the cleanup stage, all that was set and is not needed any more <text:span text:style-name="T10">must</text:span> be unset or deleted.</text:p>
        </text:list-item>
      </text:list>
      <text:p text:style-name="Text_20_body"><text:soft-page-break/>Note: This stage typically holds things like <text:span text:style-name="T7">unset var</text:span> or <text:span text:style-name="T7">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0">must</text:span> be handled in the init script: </text:p>
          <text:p text:style-name="Req-Text"><text:span text:style-name="T6">• Writing the header </text:span><text:span text:style-name="T8">#!/bin/sh</text:span><text:span text:style-name="T6"> to the first line</text:span></text:p>
          <text:p text:style-name="P25">• Add a comment that the script is automatically generated and should not be changed.</text:p>
          <text:p text:style-name="P25">•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0">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0">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7">for x in $(cat /proc/cmdline); do </text:p>
      <text:p text:style-name="P26"><text:span text:style-name="T7"><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list text:style-name="Req-Numbering" text:continue-numbering="true">
        <text:list-item>
          <text:p text:style-name="Req-Name">Phase CommandLineVerbose</text:p>
          <text:p text:style-name="Req-Text">During this phase debug and verbose parameters <text:span text:style-name="T10">must</text:span> be evaluated and corresponding things must be set up.</text:p>
        </text:list-item>
      </text:list>
      <text:p text:style-name="Text_20_body">Note: This is generally only implemented in the Generic module, which handles the verbose and debug parameters.</text:p>
      <text:list text:style-name="Req-Numbering" text:continue-numbering="true">
        <text:list-item>
          <text:p text:style-name="Req-Name">Phase InitialSystemSetup</text:p>
          <text:p text:style-name="Req-Text">During this phase the needed system environment <text:span text:style-name="T10">must</text:span> be set up, like creating and setting up /dev, /sys, /proc, /tmp.</text:p>
        </text:list-item>
      </text:list>
      <text:p text:style-name="Text_20_body"/>
      <text:list text:style-name="Req-Numbering" text:continue-numbering="true">
        <text:list-item>
          <text:p text:style-name="Req-Name"><text:soft-page-break/>Phase CommandLineEvaluation</text:p>
          <text:p text:style-name="Req-Text">During this phase the command line parameters <text:span text:style-name="T10">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0">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0">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0">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0">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0">must</text:span> be mounted under <text:span text:style-name="T12">/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0">must</text:span> be adapted.</text:p>
        </text:list-item>
      </text:list>
      <text:p text:style-name="Text_20_body">Note: Typically some boot types and variants need some special set up of the root directory.</text:p>
      <text:p text:style-name="Text_20_body"><text:soft-page-break/></text:p>
      <text:list text:style-name="Req-Numbering" text:continue-numbering="true">
        <text:list-item>
          <text:p text:style-name="Req-Name">Phase CheckForInit</text:p>
          <text:p text:style-name="Req-Text">During this phase the correct init executable <text:span text:style-name="T10">must</text:span> be searched.</text:p>
        </text:list-item>
      </text:list>
      <text:p text:style-name="Text_20_body">Note: Typically this is <text:span text:style-name="T12">/(s)bin/init</text:span> or (when specified) <text:span text:style-name="T12">/bin/bash</text:span>.</text:p>
      <text:p text:style-name="Text_20_body"/>
      <text:list text:style-name="Req-Numbering" text:continue-numbering="true">
        <text:list-item>
          <text:p text:style-name="Req-Name">Phase RunInit</text:p>
          <text:p text:style-name="Req-Text">During this phase the real init must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20" text:outline-level="3">Modules</text:h>
      <text:p text:style-name="P12"/>
      <text:h text:style-name="Heading_20_3" text:outline-level="3">Dependencies</text:h>
      <text:p text:style-name="P12"/>
      <text:p text:style-name="P12"/>
      <text:h text:style-name="P20" text:outline-level="3">Command Line Parameters</text:h>
      <text:p text:style-name="P12">XXX ToDo:</text:p>
      <text:p text:style-name="P12"/>
      <text:p text:style-name="P12">nw=eth3:dhcp</text:p>
      <text:p text:style-name="P12"/>
      <text:p text:style-name="P12">rfs=iscsi:localiqn=iqn.2008-02.org.flonatel:00031;portals=192.168.228.20,192.168.228.21;path=/dev/mapper/iboot-root1</text:p>
      <text:p text:style-name="P12"/>
      <text:p text:style-name="P12">bv=multipath,tftp hostid=iboot </text:p>
      <text:h text:style-name="Heading_20_3" text:outline-level="3"><text:soft-page-break/>Boot types </text:h>
      <text:h text:style-name="Heading_20_4" text:outline-level="4">Generic</text:h>
      <text:h text:style-name="Heading_20_4" text:outline-level="4">Local</text:h>
      <text:h text:style-name="Heading_20_4" text:outline-level="4">NFS</text:h>
      <text:h text:style-name="Heading_20_4" text:outline-level="4">iSCSI</text:h>
      <text:h text:style-name="Heading_20_4" text:outline-level="4">Fibre Channel</text:h>
      <text:h text:style-name="Heading_20_3" text:outline-level="3">Boot variants</text:h>
      <text:h text:style-name="Heading_20_4" text:outline-level="4">udev </text:h>
      <text:h text:style-name="Heading_20_4" text:outline-level="4">multipath</text:h>
      <text:h text:style-name="Heading_20_4" text:outline-level="4">LVM</text:h>
      <text:h text:style-name="Heading_20_4" text:outline-level="4">network </text:h>
      <text:h text:style-name="Heading_20_5" text:outline-level="5">DHCP</text:h>
      <text:h text:style-name="Heading_20_5" text:outline-level="5">static</text:h>
      <text:p text:style-name="Text_20_body"/>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byte.</text:p>
      <text:p text:style-name="Text_20_body">To get around this limitation there is the possibility to use the tftp boot variant. <text:s/>This tries to get some data from an tftp server, unpacks it and tries to execute a shell script – when provided.</text:p>
      <text:list text:style-name="Req-Numbering" text:continue-numbering="true">
        <text:list-item>
          <text:p text:style-name="Req-Name">tftp: Dependency to Network Boot Variant</text:p>
          <text:p text:style-name="Req-Text">When the tftp boot variant is enabled, the network boot variant <text:span text:style-name="T10">must</text:span> be also enabled.</text:p>
        </text:list-item>
      </text:list>
      <text:p text:style-name="Text_20_body">Note: This dependency is normally checked and handled during the CommandLineEvaluation phase.</text:p>
      <text:p text:style-name="Text_20_body"><text:soft-page-break/></text:p>
      <text:list text:style-name="Req-Numbering" text:continue-numbering="true">
        <text:list-item>
          <text:p text:style-name="Req-Name">tftp: Command Line Parameters</text:p>
          <text:p text:style-name="Req-Text">When the tftp boot variant is enabled, the command line parameter <text:span text:style-name="T11">tftp=</text:span> <text:span text:style-name="T10">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2">&lt;hostid&gt;.tar</text:span> <text:span text:style-name="T10">must</text:span> be downloaded from a tftp server. <text:s/>As long as it is not possible to download the file, all given tftp servers <text:span text:style-name="T10">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0">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0">must</text:span> be extracted in the initramfs root directory.</text:p>
        </text:list-item>
      </text:list>
      <text:p text:style-name="Text_20_body">Note: So it is very easy to store some configuration files in the tar archive, e.g. something like <text:span text:style-name="T12">/etc/multipath.conf</text:span> or <text:span text:style-name="T12">/etc/iscsi/iscsid.conf</text:span>.</text:p>
      <text:p text:style-name="P16"/>
      <text:list text:style-name="Req-Numbering" text:continue-numbering="true">
        <text:list-item>
          <text:p text:style-name="Req-Name">tftp: Execution of Shell Script</text:p>
          <text:p text:style-name="Req-Text">When after the extraction of the tftp downloaded file there exists a file <text:span text:style-name="T12">/tftp.sh</text:span> and this file is executable, this file <text:span text:style-name="T10">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8">tftp=192.168.228.24,192.168.228.25</text:p>
      <text:p text:style-name="Text_20_body"/>
      <text:p text:style-name="Text_20_body"/>
      <text:p text:style-name="P12"/>
      <text:h text:style-name="Heading_20_1" text:outline-level="1"><text:soft-page-break/>Design decisions</text:h>
      <text:h text:style-name="Heading_20_2" text:outline-level="2">Python</text:h>
      <text:p text:style-name="Text_20_body">Python was used to create the initramfs and init script, because it's simple, it's short, it's fast and it works.</text:p>
      <text:p text:style-name="Text_20_body"/>
      <text:h text:style-name="Heading_20_1" text:outline-level="1">Implementation Details</text:h>
      <text:h text:style-name="Heading_20_2" text:outline-level="2">Uses Everything</text:h>
      <text:p text:style-name="Text_20_body">Because there is the need that </text:p>
      <text:list text:style-name="L6">
        <text:list-item>
          <text:p text:style-name="P42">one initramfs should be usable mostly everywhere, and</text:p>
        </text:list-item>
        <text:list-item>
          <text:p text:style-name="P42">it must be possible to created the initramfs on every system,</text:p>
        </text:list-item>
      </text:list>
      <text:p text:style-name="Text_20_body">it is not possible</text:p>
      <text:list text:style-name="L7">
        <text:list-item>
          <text:p text:style-name="P43">execute any program,</text:p>
        </text:list-item>
        <text:list-item>
          <text:p text:style-name="P43">to call ldd on a program,</text:p>
        </text:list-item>
        <text:list-item>
          <text:p text:style-name="P43">to make any assumptions about the modules that must be loaded.</text:p>
        </text:list-item>
      </text:list>
      <text:p text:style-name="Text_20_body">Because of this, all the libs that are available are copied over, and also all the available kernel modules.</text:p>
      <text:p text:style-name="P15">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p text:style-name="Text_20_body"/>
      <text:h text:style-name="Heading_20_1" text:outline-level="1">Testing Matrix</text:h>
      <text:p text:style-name="Text_20_body">XXX Ref to existing testing matrix of initramfs / yaird.</text:p>
      <text:p text:style-name="Text_20_body">XXX Add here a Matrix of:</text:p>
      <text:list text:style-name="L10">
        <text:list-item>
          <text:p text:style-name="P46">Arch (i86, amd64, sparc, ...)</text:p>
        </text:list-item>
        <text:list-item>
          <text:p text:style-name="P46">Bare Metal / Xen dom0 / Xen domU</text:p>
        </text:list-item>
        <text:list-item>
          <text:p text:style-name="P46">Multipath on / off</text:p>
        </text:list-item>
        <text:list-item>
          <text:p text:style-name="P46">udev on / off? (Are there systems out there without any udev these times?)</text:p>
        </text:list-item>
        <text:list-item>
          <text:p text:style-name="P46">iSCSI / local</text:p>
        </text:list-item>
        <text:list-item>
          <text:p text:style-name="P46">LVM on / off</text:p>
        </text:list-item>
      </text:list>
      <text:h text:style-name="Heading_20_1" text:outline-level="1"><text:soft-page-break/>Releases / Versions</text:h>
      <text:p text:style-name="Text_20_body">Beginning with svn release 21, mm supports booting from bare hardware. <text:s/>To spread this, in short time, there will be an update release (maybe version 0.0.2).</text:p>
      <text:h text:style-name="Heading_20_2" text:outline-level="2">Aims for Version 0.1</text:h>
      <text:p text:style-name="Text_20_body">The following must exists / finished to get to version 0.1:</text:p>
      <text:list text:style-name="L9">
        <text:list-item>
          <text:p text:style-name="P45">This document must be somewhat complete: add testing matrix.</text:p>
        </text:list-item>
        <text:list-item>
          <text:p text:style-name="P45">Add man page for i4b-makeinitramfs</text:p>
        </text:list-item>
        <text:list-item>
          <text:p text:style-name="P45">Test on: Xen Guest (amd64) and Bare Metal (Dell something)</text:p>
        </text:list-item>
      </text:list>
      <text:h text:style-name="Heading_20_1" text:outline-level="1">Open Points / ToDo</text:h>
      <text:list text:style-name="L8">
        <text:list-item>
          <text:p text:style-name="P44">Must a fsck done before a mount of the root device?</text:p>
        </text:list-item>
        <text:list-item>
          <text:p text:style-name="P44">Add to doc: No program is executed - because it is possible that the system is different.</text:p>
        </text:list-item>
        <text:list-item>
          <text:p text:style-name="P44">Script can be executed by a normal user – no need to be root.</text:p>
        </text:list-item>
        <text:list-item>
          <text:p text:style-name="P44">Possible to use current system or some arbitrary other system.</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4"><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4"><text:span text:style-name="Strong_20_Emphasis">iSCSI Boot post</text:span>: <text:span text:style-name="Bib-Author">Florath, Andreas</text:span>, <text:span text:style-name="Bib-Title">iSCSI Boot</text:span>, 2008, http://lists.debian.org/debian-kernel/2008/02/msg00719.html</text:p>
          <text:p text:style-name="P24"><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4"><text:span text:style-name="Strong_20_Emphasis">Debian initramfs-tools</text:span>: <text:span text:style-name="Bib-Author">unknown</text:span>, <text:span text:style-name="Bib-Title">initramfs-tools</text:span>, , http://packages.debian.org/source/sid/initramfs-tools</text:p>
          <text:p text:style-name="P24"><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13</text:page-number></text:span><text:span text:style-name="T3">/</text:span><text:span text:style-name="T3"><text:page-count>16</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4-03T19:59:04</dc:date>
    <meta:printed-by>Andreas Florath</meta:printed-by>
    <meta:print-date>2008-03-22T09:03:24</meta:print-date>
    <dc:language>en-GB</dc:language>
    <meta:editing-cycles>63</meta:editing-cycles>
    <meta:editing-duration>P1DT7H33M21S</meta:editing-duration>
    <meta:user-defined meta:name="Info 1"/>
    <meta:user-defined meta:name="Info 2"/>
    <meta:user-defined meta:name="Info 3"/>
    <meta:user-defined meta:name="Info 4"/>
    <meta:document-statistic meta:table-count="0" meta:image-count="0" meta:object-count="0" meta:page-count="16" meta:paragraph-count="330" meta:word-count="2963" meta:character-count="18276"/>
  </office:meta>
</office:document-meta>
</file>